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64034A4109752AE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73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82cm"/>
      <style:paragraph-properties style:writing-mode="lr-tb"/>
    </style:style>
    <style:style style:name="gr4" style:family="graphic" style:parent-style-name="standard">
      <style:graphic-properties draw:stroke="none" draw:fill="none" fo:min-height="4.466cm"/>
      <style:paragraph-properties style:writing-mode="lr-tb"/>
    </style:style>
    <style:style style:name="gr5" style:family="graphic" style:parent-style-name="standard">
      <style:graphic-properties draw:stroke="none" draw:fill="none" fo:min-height="5.253cm"/>
      <style:paragraph-properties style:writing-mode="lr-tb"/>
    </style:style>
    <style:style style:name="gr6" style:family="graphic" style:parent-style-name="standard">
      <style:graphic-properties draw:stroke="none" draw:fill="none" fo:min-height="1.603cm"/>
      <style:paragraph-properties style:writing-mode="lr-tb"/>
    </style:style>
    <style:style style:name="gr7" style:family="graphic" style:parent-style-name="standard">
      <style:graphic-properties draw:stroke="none" draw:fill="none" fo:min-height="3.557cm"/>
      <style:paragraph-properties style:writing-mode="lr-tb"/>
    </style:style>
    <style:style style:name="gr8" style:family="graphic" style:parent-style-name="standard">
      <style:graphic-properties draw:stroke="none" draw:fill="none" fo:min-height="5.673cm"/>
      <style:paragraph-properties style:writing-mode="lr-tb"/>
    </style:style>
    <style:style style:name="gr9" style:family="graphic" style:parent-style-name="standard">
      <style:graphic-properties draw:stroke="none" draw:fill="none" fo:min-height="5.28cm"/>
      <style:paragraph-properties style:writing-mode="lr-tb"/>
    </style:style>
    <style:style style:name="gr10" style:family="graphic" style:parent-style-name="standard">
      <style:graphic-properties draw:stroke="none" draw:fill="none" fo:min-height="1.769cm"/>
      <style:paragraph-properties style:writing-mode="lr-tb"/>
    </style:style>
    <style:style style:name="gr11" style:family="graphic" style:parent-style-name="standard">
      <style:graphic-properties draw:stroke="none" draw:fill="none" fo:min-height="2.846cm"/>
      <style:paragraph-properties style:writing-mode="lr-tb"/>
    </style:style>
    <style:style style:name="gr12" style:family="graphic" style:parent-style-name="standard">
      <style:graphic-properties draw:stroke="none" draw:fill="none" fo:min-height="4.439cm"/>
      <style:paragraph-properties style:writing-mode="lr-tb"/>
    </style:style>
    <style:style style:name="gr13" style:family="graphic" style:parent-style-name="standard">
      <style:graphic-properties draw:stroke="none" draw:fill="none" fo:min-height="3.652cm"/>
      <style:paragraph-properties style:writing-mode="lr-tb"/>
    </style:style>
    <style:style style:name="gr14" style:family="graphic" style:parent-style-name="standard">
      <style:graphic-properties draw:stroke="none" draw:fill="none" fo:min-height="1.21cm"/>
      <style:paragraph-properties style:writing-mode="lr-tb"/>
    </style:style>
    <style:style style:name="gr15" style:family="graphic" style:parent-style-name="standard">
      <style:graphic-properties draw:stroke="none" draw:fill="none" fo:min-height="4.859cm"/>
      <style:paragraph-properties style:writing-mode="lr-tb"/>
    </style:style>
    <style:style style:name="gr16" style:family="graphic" style:parent-style-name="standard">
      <style:graphic-properties draw:stroke="none" draw:fill="none" fo:min-height="10.666cm"/>
      <style:paragraph-properties style:writing-mode="lr-tb"/>
    </style:style>
    <style:style style:name="gr17" style:family="graphic" style:parent-style-name="standard">
      <style:graphic-properties draw:stroke="none" draw:fill="none" fo:min-height="2.024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Java Collections Framework</text:p>
          </draw:text-box>
        </draw:frame>
        <draw:frame draw:style-name="gr1" draw:text-style-name="P2" draw:layer="layout" svg:width="15.91cm" svg:height="6.986cm" svg:x="3.048cm" svg:y="5.968cm">
          <draw:text-box>
            <text:p text:style-name="P1">Title: Java Collections Framework</text:p>
            <text:p text:style-name="P1">Subtitle: Exploring Lists, Sets, Maps, Iterators, and Streams</text:p>
            <text:p text:style-name="P1">Presenter Name: Rama Shanker</text:p>
            <text:p text:style-name="P1">Date: 23/01/2025</text:p>
            <text:p text:style-name="P1"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genda</text:p>
          </draw:text-box>
        </draw:frame>
        <draw:frame draw:style-name="gr3" draw:text-style-name="P2" draw:layer="layout" svg:width="16.026cm" svg:height="9.07cm" svg:x="1.778cm" svg:y="5.154cm">
          <draw:text-box>
            <text:p text:style-name="P1">Overview of the Java Collections Framework</text:p>
            <text:p text:style-name="P1">Key Interfaces: List, Set, and Map</text:p>
            <text:p text:style-name="P1">Iterators and Streams</text:p>
            <text:p text:style-name="P1">Lab: Hands-On Exercises</text:p>
            <text:p text:style-name="P1">CRUD Operations</text:p>
            <text:p text:style-name="P1">Using Streams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Overview of Java Collections Framework</text:p>
          </draw:text-box>
        </draw:frame>
        <draw:frame draw:style-name="gr4" draw:text-style-name="P2" draw:layer="layout" svg:width="13.02cm" svg:height="5.109cm" svg:x="1.016cm" svg:y="5.952cm">
          <draw:text-box>
            <text:p text:style-name="P1"><text:span text:style-name="T1">Definition</text:span>: A standardized architecture to store and manipulate groups of objects.</text:p>
            <text:p text:style-name="P1"><text:span text:style-name="T1">Key Features</text:span>:</text:p>
            <text:p text:style-name="P1">Unified and efficient data manipulation</text:p>
            <text:p text:style-name="P1">Dynamic resizing</text:p>
            <text:p text:style-name="P1">Thread-safe variants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re Interfaces - List</text:p>
          </draw:text-box>
        </draw:frame>
        <draw:frame draw:style-name="gr5" draw:text-style-name="P2" draw:layer="layout" svg:width="12.855cm" svg:height="5.503cm" svg:x="1.115cm" svg:y="4.174cm">
          <draw:text-box>
            <text:p text:style-name="P1"><text:span text:style-name="T1">Definition</text:span>: Ordered collection (sequence), allows duplicates.</text:p>
            <text:p text:style-name="P1"><text:span text:style-name="T1">Implementations</text:span>:</text:p>
            <text:p text:style-name="P1"><text:tab/>ArrayList (dynamic array, fast read access)</text:p>
            <text:p text:style-name="P1"><text:tab/>LinkedList (doubly linked list, efficient insertion and deletion)</text:p>
            <text:p text:style-name="P1"><text:tab/>Vector (synchronized, legacy class)</text:p>
            <text:p text:style-name="P1"/>
          </draw:text-box>
        </draw:frame>
        <draw:frame draw:style-name="gr6" draw:text-style-name="P2" draw:layer="layout" svg:width="4.854cm" svg:height="1.853cm" svg:x="0.734cm" svg:y="8.954cm">
          <draw:text-box>
            <text:p text:style-name="P1"><text:span text:style-name="T1">Common Operations</text:span>:</text:p>
            <text:p text:style-name="P1"/>
          </draw:text-box>
        </draw:frame>
        <draw:frame draw:style-name="gr7" draw:text-style-name="P4" draw:layer="layout" svg:width="10.717cm" svg:height="3.807cm" svg:x="1.27cm" svg:y="10.16cm">
          <draw:text-box>
            <text:p>List&lt;String&gt; list = new ArrayList&lt;&gt;();</text:p>
            <text:p>list.add("Apple");</text:p>
            <text:p>list.get(0);</text:p>
            <text:p>list.set(0, "Orange");</text:p>
            <text:p>list.remove(0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re Interfaces - Set</text:p>
          </draw:text-box>
        </draw:frame>
        <draw:frame draw:style-name="gr8" draw:text-style-name="P2" draw:layer="layout" svg:width="12.192cm" svg:height="5.923cm" svg:x="1.016cm" svg:y="4.999cm">
          <draw:text-box>
            <text:p text:style-name="P1"><text:span text:style-name="T1">Definition</text:span>: Collection that does not allow duplicate elements.</text:p>
            <text:p text:style-name="P1"><text:span text:style-name="T1">Implementations</text:span>:</text:p>
            <text:p text:style-name="P1"><text:tab/>HashSet (unordered, backed by hash table)</text:p>
            <text:p text:style-name="P1"><text:tab/>LinkedHashSet (ordered by insertion order)</text:p>
            <text:p text:style-name="P1"><text:tab/>TreeSet (sorted, backed by tree structure)</text:p>
            <text:p text:style-name="P1"><text:span text:style-name="T1">Key Features:</text:span> Efficient lookups and unique elements.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re Interfaces - Map</text:p>
          </draw:text-box>
        </draw:frame>
        <draw:frame draw:style-name="gr9" draw:text-style-name="P2" draw:layer="layout" svg:width="17.211cm" svg:height="5.53cm" svg:x="0.823cm" svg:y="4.064cm">
          <draw:text-box>
            <text:p text:style-name="P1"><text:span text:style-name="T1">Definition</text:span>: Key-value pairs where keys are unique.</text:p>
            <text:p text:style-name="P1"><text:span text:style-name="T1">Implementations</text:span>:</text:p>
            <text:p text:style-name="P1"><text:tab/>HashMap (unordered, fast)</text:p>
            <text:p text:style-name="P1"><text:tab/>LinkedHashMap (ordered by insertion)</text:p>
            <text:p text:style-name="P1"><text:tab/>TreeMap (sorted by keys)</text:p>
            <text:p text:style-name="P1"><text:tab/>Hashtable (synchronized, legacy class)</text:p>
            <text:p text:style-name="P1"/>
          </draw:text-box>
        </draw:frame>
        <draw:frame draw:style-name="gr10" draw:text-style-name="P2" draw:layer="layout" svg:width="4.854cm" svg:height="2.019cm" svg:x="0.48cm" svg:y="9.144cm">
          <draw:text-box>
            <text:p text:style-name="P1"><text:span text:style-name="T1">Common Operations</text:span>:</text:p>
            <text:p text:style-name="P1"/>
          </draw:text-box>
        </draw:frame>
        <draw:frame draw:style-name="gr11" draw:text-style-name="P4" draw:layer="layout" svg:width="13.994cm" svg:height="3.096cm" svg:x="1.016cm" svg:y="10.366cm">
          <draw:text-box>
            <text:p>Map&lt;String, Integer&gt; map = new HashMap&lt;&gt;();</text:p>
            <text:p>map.put("A", 1);</text:p>
            <text:p>map.get("A");</text:p>
            <text:p>map.remove("A"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terators</text:p>
          </draw:text-box>
        </draw:frame>
        <draw:frame draw:style-name="gr12" draw:text-style-name="P2" draw:layer="layout" svg:width="10.922cm" svg:height="4.689cm" svg:x="0.762cm" svg:y="4.226cm">
          <draw:text-box>
            <text:p text:style-name="P1"><text:span text:style-name="T1">Definition</text:span>: Object for traversing elements in a collection.</text:p>
            <text:p text:style-name="P1"><text:span text:style-name="T1">Common Types:</text:span></text:p>
            <text:p text:style-name="P1"><text:tab/>Iterator (supports all collections)</text:p>
            <text:p text:style-name="P1"><text:tab/>ListIterator (supports bidirectional traversal in List)</text:p>
            <text:p text:style-name="P1"/>
          </draw:text-box>
        </draw:frame>
        <draw:frame draw:style-name="gr6" draw:text-style-name="P2" draw:layer="layout" svg:width="3.048cm" svg:height="1.853cm" svg:x="0.762cm" svg:y="7.684cm">
          <draw:text-box>
            <text:p text:style-name="P1"><text:span text:style-name="T1">Example</text:span></text:p>
            <text:p text:style-name="P1"/>
          </draw:text-box>
        </draw:frame>
        <draw:frame draw:style-name="gr11" draw:text-style-name="P4" draw:layer="layout" svg:width="11.318cm" svg:height="3.096cm" svg:x="1.016cm" svg:y="8.915cm">
          <draw:text-box>
            <text:p>Iterator&lt;String&gt; iterator = list.iterator();</text:p>
            <text:p>while (iterator.hasNext()) {</text:p>
            <text:p><text:s text:c="4"/>System.out.println(iterator.next());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reams</text:p>
          </draw:text-box>
        </draw:frame>
        <draw:frame draw:style-name="gr13" draw:text-style-name="P2" draw:layer="layout" svg:width="13.393cm" svg:height="4.295cm" svg:x="1.016cm" svg:y="3.81cm">
          <draw:text-box>
            <text:p text:style-name="P1"><text:span text:style-name="T1">Definition</text:span>: Functional, high-level abstraction for processing sequences of elements.</text:p>
            <text:p text:style-name="P1"><text:span text:style-name="T1">Common Operations:</text:span></text:p>
            <text:p text:style-name="P1"><text:tab/>Intermediate: filter(), map(), sorted()</text:p>
            <text:p text:style-name="P1"><text:tab/>Terminal: forEach(), collect(), reduce()</text:p>
            <text:p text:style-name="P1"/>
          </draw:text-box>
        </draw:frame>
        <draw:frame draw:style-name="gr14" draw:text-style-name="P2" draw:layer="layout" svg:width="3.324cm" svg:height="1.46cm" svg:x="0.994cm" svg:y="7.62cm">
          <draw:text-box>
            <text:p text:style-name="P1"><text:span text:style-name="T1">Example</text:span></text:p>
            <text:p text:style-name="P1"/>
          </draw:text-box>
        </draw:frame>
        <draw:frame draw:style-name="gr11" draw:text-style-name="P4" draw:layer="layout" svg:width="14.984cm" svg:height="3.096cm" svg:x="1.272cm" svg:y="9.096cm">
          <draw:text-box>
            <text:p>List&lt;Integer&gt; numbers = Arrays.asList(1, 2, 3, 4, 5);</text:p>
            <text:p>numbers.stream()</text:p>
            <text:p><text:s text:c="7"/>.filter(n -&gt; n % 2 == 0)</text:p>
            <text:p><text:s text:c="7"/>.forEach(System.out::println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UD Operations</text:p>
          </draw:text-box>
        </draw:frame>
        <draw:frame draw:style-name="gr15" draw:text-style-name="P2" draw:layer="layout" svg:width="15.425cm" svg:height="5.109cm" svg:x="0.323cm" svg:y="5.334cm">
          <draw:text-box>
            <text:p text:style-name="P1"><text:span text:style-name="T1">Objective</text:span>: Practice Create, Read, Update, and Delete operations on collections.</text:p>
            <text:p text:style-name="P1"><text:span text:style-name="T1">Task</text:span>:</text:p>
            <text:p text:style-name="P1"><text:tab/>Use ArrayList to store student names.</text:p>
            <text:p text:style-name="P1"><text:tab/>Add, retrieve, update, and delete entries.</text:p>
            <text:p text:style-name="P1"><text:span text:style-name="T1">Code Example:</text:span></text:p>
            <text:p text:style-name="P1"/>
          </draw:text-box>
        </draw:frame>
        <draw:frame draw:style-name="gr7" draw:text-style-name="P4" draw:layer="layout" svg:width="12.631cm" svg:height="3.807cm" svg:x="0.577cm" svg:y="9.655cm">
          <draw:text-box>
            <text:p>List&lt;String&gt; students = new ArrayList&lt;&gt;();</text:p>
            <text:p>students.add("Alice"); // Create</text:p>
            <text:p>System.out.println(students.get(0)); // Read</text:p>
            <text:p>students.set(0, "Bob"); // Update</text:p>
            <text:p>students.remove(0); // Dele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draw:style-name="gr16" draw:text-style-name="P4" draw:layer="layout" svg:width="19.558cm" svg:height="10.916cm" svg:x="8.128cm" svg:y="5.588cm">
          <draw:text-box>
            <text:p>List&lt;Integer&gt; numbers = Arrays.asList(1, 2, 3, 4, 5);</text:p>
            <text:p>numbers.stream()</text:p>
            <text:p><text:s text:c="7"/>.filter(n -&gt; n % 2 == 0)</text:p>
            <text:p><text:s text:c="7"/>.forEach(System.out::println);</text:p>
            <text:p/>
            <text:p>List&lt;String&gt; names = Arrays.asList("Zoe", "Anna", "Bob");</text:p>
            <text:p>names.stream()</text:p>
            <text:p><text:s text:c="5"/>.sorted()</text:p>
            <text:p><text:s text:c="5"/>.forEach(System.out::println);</text:p>
            <text:p/>
            <text:p>int sum = numbers.stream().mapToInt(Integer::intValue).sum();</text:p>
            <text:p>System.out.println("Sum: " + sum);</text:p>
          </draw:text-box>
        </draw:frame>
        <draw:frame presentation:style-name="pr1" draw:layer="layout" svg:width="19.5cm" svg:height="2.6cm" svg:x="1.4cm" svg:y="0.6cm" presentation:class="title">
          <draw:text-box>
            <text:p>Lab Exercise 2 - Using Streams</text:p>
          </draw:text-box>
        </draw:frame>
        <draw:frame draw:style-name="gr15" draw:text-style-name="P2" draw:layer="layout" svg:width="12.7cm" svg:height="5.109cm" svg:x="0cm" svg:y="3.556cm">
          <draw:text-box>
            <text:p text:style-name="P1"><text:span text:style-name="T1">Objective</text:span>: Apply stream operations for advanced data processing.</text:p>
            <text:p text:style-name="P1"><text:span text:style-name="T1">Task</text:span>:</text:p>
            <text:p text:style-name="P1"><text:tab/>Filter even numbers from a list.</text:p>
            <text:p text:style-name="P1"><text:tab/>Sort names alphabetically.</text:p>
            <text:p text:style-name="P1"><text:tab/>Compute the sum of a list of numbers.</text:p>
            <text:p text:style-name="P1"/>
          </draw:text-box>
        </draw:frame>
        <draw:frame draw:style-name="gr6" draw:text-style-name="P2" draw:layer="layout" svg:width="3.66cm" svg:height="1.853cm" svg:x="0.404cm" svg:y="7.366cm">
          <draw:text-box>
            <text:p text:style-name="P1"><text:span text:style-name="T1">Code Example: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</text:p>
          </draw:text-box>
        </draw:frame>
        <draw:frame draw:style-name="gr17" draw:text-style-name="P2" draw:layer="layout" svg:width="14.595cm" svg:height="2.274cm" svg:x="1.016cm" svg:y="6.096cm">
          <draw:text-box>
            <text:p text:style-name="P1">Java Collections Framework provides a robust structure for data storage and manipulation.</text:p>
            <text:p text:style-name="P1">Iterators and Streams simplify traversal and processing.</text:p>
            <text:p text:style-name="P1"/>
          </draw:text-box>
        </draw:frame>
        <draw:frame draw:style-name="gr14" draw:text-style-name="P2" draw:layer="layout" svg:width="2.102cm" svg:height="1.46cm" svg:x="1.016cm" svg:y="4.572cm">
          <draw:text-box>
            <text:p text:style-name="P1">Summary: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4034A4109752AE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2T16:58:35.593001793</meta:creation-date>
    <meta:editing-duration>PT4M37S</meta:editing-duration>
    <meta:editing-cycles>2</meta:editing-cycles>
    <meta:generator>LibreOffice/6.4.7.2$Linux_X86_64 LibreOffice_project/40$Build-2</meta:generator>
    <dc:title>Bright Blue</dc:title>
    <dc:date>2025-01-22T17:55:04.399081760</dc:date>
    <meta:document-statistic meta:object-count="86"/>
  </office:meta>
</office:document-meta>
</file>